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weight="normal" officeooo:rsid="00651b11" officeooo:paragraph-rsid="0015af16" style:font-weight-asian="normal" style:font-weight-complex="normal"/>
    </style:style>
    <style:style style:name="P2" style:family="paragraph" style:parent-style-name="Standard">
      <style:text-properties fo:font-weight="normal" officeooo:rsid="00676855" officeooo:paragraph-rsid="0015af16" style:font-weight-asian="normal" style:font-weight-complex="normal"/>
    </style:style>
    <style:style style:name="P3" style:family="paragraph" style:parent-style-name="Standard">
      <style:text-properties fo:font-weight="normal" officeooo:rsid="00651b11" officeooo:paragraph-rsid="0015af16" style:font-weight-asian="normal" style:font-weight-complex="normal"/>
    </style:style>
    <style:style style:name="P4" style:family="paragraph" style:parent-style-name="Standard">
      <style:text-properties fo:font-weight="normal" officeooo:rsid="0065251b" officeooo:paragraph-rsid="0015af16" style:font-weight-asian="normal" style:font-weight-complex="normal"/>
    </style:style>
    <style:style style:name="P5" style:family="paragraph" style:parent-style-name="Standard">
      <style:text-properties fo:font-weight="normal" officeooo:rsid="0065f66a" officeooo:paragraph-rsid="0015af16" style:font-weight-asian="normal" style:font-weight-complex="normal"/>
    </style:style>
    <style:style style:name="P6" style:family="paragraph" style:parent-style-name="Standard">
      <style:text-properties fo:font-weight="normal" officeooo:rsid="006653bc" officeooo:paragraph-rsid="0015af16" style:font-weight-asian="normal" style:font-weight-complex="normal"/>
    </style:style>
    <style:style style:name="P7" style:family="paragraph" style:parent-style-name="Standard">
      <style:text-properties fo:font-weight="normal" officeooo:rsid="00669619" officeooo:paragraph-rsid="0015af16" style:font-weight-asian="normal" style:font-weight-complex="normal"/>
    </style:style>
    <style:style style:name="P8" style:family="paragraph" style:parent-style-name="Standard">
      <style:text-properties fo:font-weight="normal" officeooo:rsid="0066f4cb" officeooo:paragraph-rsid="0015af16" style:font-weight-asian="normal" style:font-weight-complex="normal"/>
    </style:style>
    <style:style style:name="P9" style:family="paragraph" style:parent-style-name="Standard">
      <style:text-properties style:font-name="Liberation Serif" fo:font-style="italic" fo:font-weight="normal" officeooo:rsid="00651b11" officeooo:paragraph-rsid="0015af1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Liberation Serif" fo:font-style="italic" fo:font-weight="normal" officeooo:rsid="0065251b" officeooo:paragraph-rsid="0015af1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iberation Serif" fo:font-style="italic" fo:font-weight="normal" officeooo:rsid="004b13c2" officeooo:paragraph-rsid="0015af16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iberation Serif" fo:font-style="italic" fo:font-weight="normal" officeooo:rsid="00659fb0" officeooo:paragraph-rsid="0015af16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Liberation Serif" fo:font-style="italic" fo:font-weight="normal" officeooo:rsid="004cdbe4" officeooo:paragraph-rsid="0015af16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Liberation Serif" fo:font-style="italic" fo:font-weight="normal" officeooo:rsid="038003ad" officeooo:paragraph-rsid="0015af16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Liberation Serif" fo:font-style="italic" fo:font-weight="normal" officeooo:rsid="00669619" officeooo:paragraph-rsid="0015af16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style:font-name="Liberation Serif" fo:font-style="italic" officeooo:rsid="0065251b" officeooo:paragraph-rsid="0015af16" style:font-style-asian="italic" style:font-style-complex="italic"/>
    </style:style>
    <style:style style:name="P17" style:family="paragraph" style:parent-style-name="Standard">
      <style:text-properties style:font-name="Liberation Serif" fo:font-style="italic" officeooo:rsid="00659fb0" officeooo:paragraph-rsid="0015af16" style:font-style-asian="italic" style:font-style-complex="italic"/>
    </style:style>
    <style:style style:name="P18" style:family="paragraph" style:parent-style-name="Standard">
      <style:text-properties officeooo:rsid="00651b11" officeooo:paragraph-rsid="0015af16"/>
    </style:style>
    <style:style style:name="P19" style:family="paragraph" style:parent-style-name="Standard">
      <style:text-properties style:font-name="Dudu Cyryllic" officeooo:rsid="0065251b" officeooo:paragraph-rsid="0015af16"/>
    </style:style>
    <style:style style:name="T1" style:family="text">
      <style:text-properties officeooo:rsid="016ca7dc"/>
    </style:style>
    <style:style style:name="T2" style:family="text">
      <style:text-properties officeooo:rsid="004e0be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5251b" style:font-weight-asian="normal" style:font-weight-complex="normal"/>
    </style:style>
    <style:style style:name="T5" style:family="text">
      <style:text-properties officeooo:rsid="038003ad"/>
    </style:style>
    <style:style style:name="T6" style:family="text">
      <style:text-properties officeooo:rsid="004cdbe4"/>
    </style:style>
    <style:style style:name="T7" style:family="text">
      <style:text-properties officeooo:rsid="004b13c2"/>
    </style:style>
    <style:style style:name="T8" style:family="text">
      <style:text-properties officeooo:rsid="02306618"/>
    </style:style>
    <style:style style:name="T9" style:family="text">
      <style:text-properties officeooo:rsid="006653bc"/>
    </style:style>
    <style:style style:name="T10" style:family="text">
      <style:text-properties officeooo:rsid="03800f34"/>
    </style:style>
    <style:style style:name="T11" style:family="text">
      <style:text-properties officeooo:rsid="016e6cac"/>
    </style:style>
    <style:style style:name="T12" style:family="text">
      <style:text-properties officeooo:rsid="02318781"/>
    </style:style>
    <style:style style:name="T13" style:family="text">
      <style:text-properties officeooo:rsid="02341787"/>
    </style:style>
    <style:style style:name="T14" style:family="text">
      <style:text-properties officeooo:rsid="006768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Я достал из портфеля листок в клеточку с объяснением в профком на что потрачены 3 руб. при посещении больного.</text:p>
      <text:p text:style-name="P3"/>
      <text:p text:style-name="P9"><text:span text:style-name="T1">(...м</text:span>оей очередной общественной должностью было посещение в больницах работников СМП-615 и вручение им передачи от профсоюзного комитета. </text:p>
      <text:p text:style-name="P9">Ходил я всегда один, но под бумагой на сумму в 3 руб. требовались три подписи — деньги немалые...<text:span text:style-name="T1">)</text:span></text:p>
      <text:p text:style-name="P9"/>
      <text:p text:style-name="P3">Я положил листок на боковину одного из 1,5-метровых бетонных колец рядом с подъездом и они расписались.</text:p>
      <text:p text:style-name="P3">- Ну, <text:span text:style-name="T2">шо</text:span>?- спросил Гриня.- Переодеваешься?</text:p>
      <text:p text:style-name="P3">Я всегда был против рабочих суббот, но что ещё оставалось делать?</text:p>
      <text:p text:style-name="P3">Переодевшись в вагончике, я взял лопату и пошёл, вместо Веры Шараповой, чистить кузов самосвала, что привёз раствор. </text:p>
      <text:p text:style-name="P3">Она давно подметила, что так я лечусь от ревности.</text:p>
      <text:p text:style-name="P18"/>
      <text:p text:style-name="P18"><text:span text:style-name="T3">Вечером, на Декабристов 13, я лежал в узком кресле-кровати навзничь в постойке «</text:span><text:span text:style-name="T4">смирно», только расслабленной. </text:span></text:p>
      <text:p text:style-name="P4">Долго лежать в одной позе — трудно, хочется перевернуться. Но я не позволял себе лишнего, потому что <text:span text:style-name="T5">мне </text:span>надо стать как можно неприметнее, а движение выдаёт.</text:p>
      <text:p text:style-name="P4">Я стал дном безграничного и безмерно пустого мира. На дне нужно быть обтекаемым, чтобы ничто не цеплялось, и катилось мимо и — дальше. </text:p>
      <text:p text:style-name="P4">Но до чего же она бескрайняя эта пустота!..</text:p>
      <text:p text:style-name="P19"/>
      <text:p text:style-name="P10"><text:span text:style-name="T1">(...н</text:span>ет более страшного проклятия, чем «чтоб тебе пусто было!»; <text:s/>цель любых утрат и потерь в том, чтоб заставить тебя ощутить пустоту — чтобы тебе было пусто...<text:span text:style-name="T1">)</text:span></text:p>
      <text:p text:style-name="P16"/>
      <text:p text:style-name="P10">Любовь приходит как защитная реакция на пустопорожнее повторение витков жизни возвращающихся на круги своя, где что было, то и будет и в той же самой пустоте.</text:p>
      <text:p text:style-name="P11">Она приходит от безысходности, когда не знаешь как распорядиться случайным и напрасным даром — своей жизнью, <text:span text:style-name="T6">не видишь средств</text:span> убить отмерянную тебе вечность.</text:p>
      <text:p text:style-name="P11">Она приходит снять проблемы, дать жизни смысл — служение; показать цель — служение.</text:p>
      <text:p text:style-name="P12">Любовь — добровольное рабство и ревностное служение предмету любви: двуногому млекопитающему, или коллекции марок, или ...<text:span text:style-name="T7">ну, </text:span>неважно... кому как повезёт...</text:p>
      <text:p text:style-name="P13">Но вот оковы разбиты, тебе сказано: убирайся! Ты свободен! </text:p>
      <text:p text:style-name="P13">И ты оказываешься в пустоте, где нет ни цели, ни смысла, где надо просто жить — как кристалл, как трава, как дождевой червяк. </text:p>
      <text:p text:style-name="P13">Мы не рабы, рабы не мы.</text:p>
      <text:p text:style-name="P13">Нет! Я хочу обратно! Туда, где любовь.</text:p>
      <text:p text:style-name="P12">Она избав<text:span text:style-name="T6">и</text:span>т от жути видеть эту пустоту, <text:s/><text:span text:style-name="T6">по</text:span>дарит смысл суете сует. <text:span text:style-name="T6">Она станет тем</text:span>, кто всё за нас решит! Я <text:span text:style-name="T6">буду</text:span> лишь <text:span text:style-name="T6">покорно </text:span>исполня<text:span text:style-name="T6">ть</text:span> приказы!</text:p>
      <text:p text:style-name="P12"><text:span text:style-name="T6">Любовь</text:span> — песок, <text:span text:style-name="T6">чтобы</text:span> пугливо <text:span text:style-name="T6">зарывать и </text:span>пря<text:span text:style-name="T6">тать</text:span> страусиные головы.</text:p>
      <text:p text:style-name="P17"/>
      <text:p text:style-name="P12">Будь ты проклята, любовь! Как же без тебя пусто!..<text:span text:style-name="T8">)</text:span></text:p>
      <text:p text:style-name="P14"><text:s/></text:p>
      <text:p text:style-name="P5">Выжить в пустоте задача не из лёгких.</text:p>
      <text:p text:style-name="P5">Конечно, выбор всегда есть. </text:p>
      <text:p text:style-name="P5">Зачем выживать, если можно укромно прекратить мучения?</text:p>
      <text:p text:style-name="P5">Однако, с мыслью о самоубийстве я в жизни не игрался даже гипотетически. </text:p>
      <text:p text:style-name="P5"><text:soft-page-break/>Не та<text:span text:style-name="T1">к</text:span> <text:span text:style-name="T1">за</text:span>программ<text:span text:style-name="T1">ирован</text:span>.</text:p>
      <text:p text:style-name="P5">Ну, а раз выбора нет — вынужден решать задачу. </text:p>
      <text:p text:style-name="P5">Решение тоже одно — систематичность. Ничем иным пустоту не одолеть.</text:p>
      <text:p text:style-name="P5">Систематически глушить водку, или систематически бегать трусцой — не так уж и важно, главное — повторение определённого цикла.</text:p>
      <text:p text:style-name="P5">И тут у меня уже имелись определённые наработки, способные послужить опорой барахтанью в пустоте.</text:p>
      <text:p text:style-name="P5">Пятидневная рабочая неделя — раз.</text:p>
      <text:p text:style-name="P5">Участие в общественной жизни СМП-615 — два.</text:p>
      <text:p text:style-name="P5">Посещения Нежина для интеллектуального общения с Жомниром с периодичностью в два-три месяца.</text:p>
      <text:p text:style-name="P5">Любой системе, чтобы она работала,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.</text:p>
      <text:p text:style-name="P5">По четвергам я ходил в баню с двумя заходами в парную. </text:p>
      <text:p text:style-name="P5">Веники и мыло продавались в кассе на первом этаже; <text:span text:style-name="T9">получив еженедельное удовольствие я оставлял их на крытых серым мрамором столах в помывочном зале, унося с собой лишь сетку с грязным бельём.</text:span></text:p>
      <text:p text:style-name="P6">Следуя после бани к месту жительства, я выпивал две бутылки пива «Жигулёвское» и покупал в <text:s/>киоске на Миру газету «Morning Star» для чтения со словарём до следующего четверга.</text:p>
      <text:p text:style-name="P6">По понедельникам у меня была стирка в тазу на дворовой лавочке; зимой она проводилась в пристроенной к сараю летней комнате. <text:s/></text:p>
      <text:p text:style-name="P6">День глажки зависел от погодных условий вокруг бельевой верёвки, которая была натянута <text:s/>уже от крыльца к сараю, а не к калитке. </text:p>
      <text:p text:style-name="P6">Лучше поздно, чем никогда.</text:p>
      <text:p text:style-name="P6">Выходные заполнять труднее, но раз в месяц в кинотеатре «Мир» показывали очередной боевик Бельмондо, или комедию Жана Ришара.</text:p>
      <text:p text:style-name="P6"/>
      <text:p text:style-name="P7">Летние воскресенья вообще проблем не представляли, я проводил их на Сейму, лёжа на розовом одеяльце с красными кругами для укутывания младенцев, оно же, <text:span text:style-name="T10">по будням, служило </text:span><text:s/>подкладк<text:span text:style-name="T10">ой</text:span> при глажке.</text:p>
      <text:p text:style-name="P7"><text:span text:style-name="T10">Одеяльце, что</text:span> осталось после одного из твоих гостеваний на Декабристов 13.</text:p>
      <text:p text:style-name="P7">Коротковато — ноги остаются на песке, но какая разница?</text:p>
      <text:p text:style-name="P7">Трижды за день я выплывал за буйки, где кончаются визжащие купающиеся, ложился на спину раскинув руки и произносил самодельную ритуальную фразу:</text:p>
      <text:p text:style-name="P7">- O, water, run into each corner of mine! We be of one blood, thou and me!</text:p>
      <text:p text:style-name="P15"/>
      <text:p text:style-name="P15"><text:span text:style-name="T11">(...д</text:span>ля составления этой фразы мне пришлось привлечь в соавторы Фицджеральда и Киплинга, но они и не противились <text:span text:style-name="T10">моему плагиату</text:span>...<text:span text:style-name="T11">)</text:span></text:p>
      <text:p text:style-name="P15"/>
      <text:p text:style-name="P7">Затем я плыл обратно к визгам и брызгам, выходил на берег и переворачивался под солнцем на покрывальце вперемешку с чтением <text:span text:style-name="T9">«Morning Star» </text:span>без словаря — просто подчёркивал слова, которые надо будет выписать потом в тетрадку.</text:p>
      <text:p text:style-name="P7"><text:span text:style-name="T12">В обед </text:span><text:s/>я <text:span text:style-name="T12">у</text:span>ходил <text:span text:style-name="T12">с пляжа </text:span>на Хутор Таранский, в его магазин — обычную хату под соломенной крышей, но с толстой <text:span text:style-name="T11">железной</text:span> полосой поперёк двери и висячим замком. </text:p>
      <text:p text:style-name="P8">Завмаг, кряжистая баба, которая гордилась тем, что побывала даже и на Сахалине, от<text:span text:style-name="T13">пир</text:span>ала его всего на час. </text:p>
      <text:p text:style-name="P8">Когда она с грохотом снимала замок и полосу, за дверью открывалась комната с парой пыльных окон, с тремя прилавками вкруговую и широкими полками вдоль стен.</text:p>
      <text:p text:style-name="P8">Я систематически покупал одну банку консервов, пачку печенья и бутылку лимонада. </text:p>
      <text:p text:style-name="P8">Вскрыв обед одóлженной у продавщицы открывалкой, я выносил его на совершенно пустую <text:soft-page-break/>улицу из четырёх хат и глубоченного песка прожаренного солнцем, чтобы съесть под деревом на толстой, но надтреснутой доске могучей лавки посеревшей от многих лет круговорота времён года.</text:p>
      <text:p text:style-name="P8">Ассортимент на полках магазина не менялся. <text:s/>Покупая «Завтрак туриста», я видел, <text:span text:style-name="T14">что в следующее воскресенье у меня на обед «Килька в томатном соусе», а ещё через неделю «Икра кабачковая».</text:span></text:p>
      <text:p text:style-name="P2">Банка с наклейкой «Аджика» вселяла неясные опасения, но до неё ещё целый месяц. </text:p>
      <text:p text:style-name="P2">Может скомбинировать с маленькой баночкой вишнёвого варенья со следующей полки? Будет комплексный обед.</text:p>
      <text:p text:style-name="P2">Алюминиевую ложку я протирал обёрткой от печенья и прятал с обратной стороны хаты под соломенную стреху над глухой стеной; как кулацкий обрез.</text:p>
      <text:p text:style-name="P2">Такая «Dolche Vita» не снилась и Марчелло Мастрояни.</text:p>
      <text:p text:style-name="P2"/>
      <text:p text:style-name="P2">Как раз в той хате я купил куколку на твой день рожденья. </text:p>
      <text:p text:style-name="P2">На полках их было всего две — девочка и обезьянка. <text:span text:style-name="T10">На спине каждой из них в</text:span> резину <text:s/>вделана пищалка — издавать звуки когда надавят.</text:p>
      <text:p text:style-name="P2">Два мотоциклиста в плавках, что умудрились одолеть глубокий песок дороги, советовали мне купить обезьянку, но я взял девочку, как и собирался; в разноцветном, тоже резиновом платье до колен.</text:p>
      <text:p text:style-name="P2">Подарок можно было бы купить из Универмага в Конотопе, но там все игрушки из пластмассы. </text:p>
      <text:p text:style-name="P2">К тому же я хотел подарить что-то из этой зачарованной хаты с прохладной тенью посреди летнего зно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2:09:52.376657496</meta:creation-date>
    <dc:date>2017-03-03T12:09:57.076437172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7" meta:word-count="1070" meta:character-count="6931" meta:non-whitespace-character-count="5878"/>
    <meta:generator>LibreOffice/4.3.3.2$Linux_x86 LibreOffice_project/430m0$Build-2</meta:generator>
  </office:meta>
</office:document-meta>
</file>